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theoretical-and-empirical-framework"/>Theoretical and empirical framework<text:bookmark-end text:name="theoretical-and-empirical-framework"/></text:h>
      <text:h text:style-name="Heading_20_2" text:outline-level="2"><text:bookmark-start text:name="the-natural-setting-for-food-seeking-behavior"/>The natural setting for food-seeking behavior<text:bookmark-end text:name="the-natural-setting-for-food-seeking-behavior"/></text:h>
      <text:p text:style-name="First_20_paragraph">Foraging comprises the complete set of activities and behaviors related to obtaining food in a wild environment. Food-seeking behavior is a particular element of such a set, including all re-orientation and locomotion activity related to the obtention of food. Thus, food-seeking behavior considers up to food encounter, whereas foraging behavior is still present in future utilization of acquired energy, including feeding or possibly hoarding [@V3Z2UVAU#Kramer_2001].</text:p>
      <text:p text:style-name="Text_20_body">The food-seeking phase of foraging must ensure an optimal way to acquire food using the least amount of resources and reduce exposure to potential predators. If the food-resources location were static, food-seeking behavior only necessary input would be an initial sampling of the environment and then matching landscape cues. This is not the case. Animals do not necessarily follow landscape cues [@9XCDNBAM#Bartumeus_Etal_2016], or even develop search strategies based on them [@BWKDXXFW#Kölzsch_Etal_2015]. Moreover, animals are subject to incomplete knowledge about resource location, quality, and probability of obtention [@ZD73QGIR#Pyke_1984 ]. Thus a foraging animal must determine its food-seeking behavior considering an inherently stochastic environment with only partial knowledge.</text:p>
      <text:p text:style-name="Text_20_body">In a stochastic environment, to establish optimal food-seeking strategies, animals should consider the overall statistical properties of the environment. Otherwise, local environment volatility could lead to the misguided preference for lower mean quality food resources with high variability, leading to starvation in the long run. Empirical evidence has shown that multiple animal species, including humans, perform searching in a Lévy-walk fashion [@7YQKP7Z2#Garg_Kello_2021; @I2BS842S#Reynolds_Etal_2018; @TPRPLPEC#Viswanathan_Etal_1996; @BWKDXXFW#Kölzsch_Etal_2015]. Lévy-walks are random walks with a Lévy distribution, which produces heavy-tails and describes multiple concentrated movements with sharp turning angles followed by few ballistic displacements; such patterns produce optimal searches in various environments with dispersed resources in a patchy-fashion [@97UESCC6#Wosniack_Etal_2017]. Although its generative mechanism is not precise [@I2BS842S#Reynolds_Etal_2018] there is evidence that this mechanism is partially independent of sensory information [@M5RXPXSZ#Humphries_Sims_2014; @5WUMQR2H#Sims_Etal_2019], probably selected through evolution as it optimizes food searching with partial or complete lack of knowledge [@97UESCC6#Wosniack_Etal_2017].</text:p>
      <text:p text:style-name="Text_20_body">Given that these food-seeking strategies are present without sensory information and are ubiquitous in animals, food-seeking behavior probably evolved to deal with partial knowledge in an uncertain environment. While Lévy-walks provide a ‘basal’ strategy when there is partial or no knowledge, upon food encounter, the search strategy switches to a more focused one similar to Brownian-motion [@5KMWW8NS#Reynolds_Frye_2007; @F9HICU4A#Nauta_Khaluf_Simoens_2020]. Furthermore, computational modeling points out how this switch between informed (Brownian-like) and random search might depend on food encounter uncertainty [@3YWCKUUK#Anselme_Otto_Güntürkün_2017]. Together this data suggests that animal’s food-seeking behavior evolved to deal with uncertain environments and partial knowledge. Moreover, environment uncertainty itself modulates the baseline strategy, optimally searching for food even when knowledge is not complete.</text:p>
      <text:h text:style-name="Heading_20_2" text:outline-level="2"><text:bookmark-start text:name="foraging-and-uncertainty"/>Foraging and uncertainty<text:bookmark-end text:name="foraging-and-uncertainty"/></text:h>
      <text:p text:style-name="First_20_paragraph">Specific food-seeking strategies, such as the Lévy-Walks, emerge from the animal’s irreducible uncertainty when foraging. Uncertainty then informs food-seeking behavior. However, how animals capture o process this uncertainty while searching for food has not yet been explained; such is the aim of this section.</text:p>
      <text:p text:style-name="Text_20_body">If an animal performs any food-seeking strategy in a specific area of the environment, there is a probability of success, depending on resource density and the specific strategy. With a fixed trategy, resource density determines the probability. Moreover, as the resource density changes over time, so does the probability of successfully obtaining food. Moreover, in conjunction with limited perceptual abilities [@9XCDNBAM#Bartumeus_Etal_2016 ], the environment appears as being of stochastic nature [@DIMJNJV2#Caraco_Etal_1990].</text:p>
      <text:p text:style-name="Text_20_body">An animal that does not consider environment stochastic nature in its food-seeking behavior will act greedily upon sampled values. Acting greedily implies that the animal will always choose the option that yielded the most values in an initial random sampling. Thus, acting greedily is analogous to neglecting that the sample comes from a stochastic distribution of rewards. This is problematic as it makes food-seeking strategy insensitive to reward variation [@2BEHEM7X#Sutton_Barto_2018]. One could relax this assumption and propose that animals act upon the mean rewards, such as the classical model by @ESYGCSLH#Charnov_1976, which determines the strategy based on the current patch value against the global mean of the environment. Nevertheless, such rule-based models do not provide good fit to behavioral data [@GC6MVWQU#Nonacs_2001; @9XVRLKC3#LeHeron_Etal_2020; @RR87DVIX#Pyke_2010; @H9JQCFZA#Hayden_Pearson_Platt_2011].</text:p>
      <text:p text:style-name="Text_20_body">The competing models to rule-based ones are those which effectively consider uncertainty into its formulation. However, for this to make biological sense, animals should be able to track uncertainty measures precisely. Risk considers the spread of possible outcomes, or similarly, the standard deviation of the expected outcome [@VACKG3ZK#Rothwell_Stock_1988]. In humans, the anterior cingulate cortex (ACC) tracks risk [@GLI8DY99#Christopoulos_Etal_2009]. Moreover, ACC tracks risk in a context-dependent fashion; that is, it considers cue-related information to determine the risk and expected value of a given option [@5ANLDC83#VanHolstein_Floresco_2020]. While risk is the component of uncertainty that measures the spread of outcome, volatility signifies how often an environment changes its contingencies, for example, in the action and outcome probability pairing. In learning tasks, volatility increases ACC activity [@BHR2NAEI#Behrens_Etal_2007]. The main goal of tracking uncertainty is to augment the chance of success while searching for food. In that regard, filtering out uncertainty regarding outcomes can prove beneficial as the actual outcome prediction does not become affected by noise. @X6XAHBZA#Stolyarova_Izquierdo_2017 showed that rats could optimally choose options with more significant value (mean reward waiting time) despite large associated variability. Furthermore, lesions in the orbitofrontal cortex (OFC) showed an impaired ability to change preference when the mean rewards were up or downshifted; that is, value inference became noisy.</text:p>
      <text:p text:style-name="Text_20_body">All previously mentioned aspects of uncertainty can be categorized within the notion of expected and unexpected uncertainty. @4BJ2B6KB#Yu_Dayan_2005 proposed expected uncertainty as the uncertainty regarding outcomes when contingencies (outcome given a particular action) remain stable but are subject to some noise. In contrast, unexpected uncertainty represents a drastic change in the contingencies that likely reflects a structural change in the environment. For example, @X6XAHBZA#Stolyarova_Izquierdo_2017 experiment measured rat behavioral modulation with expected uncertainty, and @BHR2NAEI#Behrens_Etal_2007 showed ACC activity increases in the case of unexpected uncertainty. Considering both kinds of uncertainties enables the animal to balance top-down and bottom-up information if the obtained rewards present some variation is should not modify learned contingencies that maps actions with rewards in a given environment, so top-down control should dominate bottom-up input. On the other hand, if obtained rewards present a large amount of variation, the balance should switch in order to prioritize bottom-up input to increase learning about new contingencies [@4BJ2B6KB#Yu_Dayan_2005; @P2FYNJKR#Soltani_Izquierdo_2019].</text:p>
      <text:p text:style-name="Text_20_body">@4BJ2B6KB#Yu_Dayan_2005 dual notion of uncertainty can be considered in terms of stationary and non-stationary environments. A non-stationary environment is one where the outcome variance remains unchanged, whereas non-stationary presents a variable variance [@UJSWSGH3#Wu_Iyer_Wang_2018]. Thus, non-stationary environments should be the only cause of unexpected uncertainty, and stationary environments should only have expected uncertainty. However, while being subject only to expected uncertainty, humans typically behave as the environment were non-stationary, thus producing unexpected uncertainties [@77AMCAE4#Ryali_Reddy_Yu_2016]. While the functional reasons behind these behaviors are not clear, it has been proposed that this emerge because sustaining the belief that environments are non-stationary does not prove to be problematic in stationary ones [@77AMCAE4#Ryali_Reddy_Yu_2016] or because stochasticity in decisions may provide a sufficient heuristic in many natural environments [@ERS4UNTK#Reverdy_Srivastava_Leonard_2014].</text:p>
      <text:p text:style-name="Text_20_body">Under non-stationary environments, contingencies change, so animals are faced with the dilemma of either exploiting or exploring [@2BEHEM7X#Sutton_Barto_2018]. Exploiting means that behavior should be consistent with previously learned reward contingencies. On the other hand, exploring tries to re-sample the environment to improve or re-learn current contingencies. The exploitation-exploration balance has been linked to the expected and unexpected uncertainty [@T3QJH2AJ#Cohen_Mcclure_Yu_2007], as unexpected uncertainty should increase exploratory behavior to boost learning of new contingencies, whereas if only expected uncertainty is present, behavior should exploit current knowledge. However, exploration could be triggered by ‘boredom’ when environment properties are extensible learned [@LEWESIS6#AstonJones_Cohen_2005].</text:p>
      <text:p text:style-name="Text_20_body">Here we briefly exposed the different environmental properties of food-seeking behavior to generate good strategies and maximize gain. We proposed that natural environments are inherently stochastic, and animals adapted to sense various aspects of uncertainty regarding their actions within the environment. However, such pivotal importance of uncertainty in food-seeking behavior could be contested when considering perceptual abilities as the primary means of informing foraging.</text:p>
      <text:p text:style-name="Text_20_body">Perceptual abilities are always limited in some regard, and such limitation can be regarded as the perceptual range of a given animal [@C377F7EP#Fletcher_Etal_2013]. If an animal must know what is beyond such perceptual range, displacement is needed. However, to inform such displacement memory, perceptual information integration or other strategies should come into play. In many classical models, animals can somehow integrate information about resource quality and distribution into an environment mean [@ESYGCSLH#Charnov_1976]. However, perceptual omniscience is not the case, and integration of environmental information is dependent on times, so including non-local information (outside perceptual range) such as resource gradients prove helpful for the foraging animal [@LDCMV4VS#Fagan_Etal_2017].</text:p>
      <text:p text:style-name="Text_20_body">Even when local and non-local information can improve foraging success, there is still an issue on how perceptual information behaves regarding movement and spatial distance. The speed-perception tradeoff describes how perceptual abilities are degraded as speed is increased [@KU6TMHRT#Campos_Bartumeus_Méndez_2013], and as rapid approaching speeds are required to capture prey or obtain food resources while relying on local perceptual information [@LDCMV4VS#Fagan_Etal_2017] this tradeoff present an issue to food-seeking behavior. Moreover, the intensive-extensive tradeoff points how finding food-resource nearby impairs finding resources far-away [@VYE5NZFU#Raposo_Etal_2011; @9XCDNBAM#Bartumeus_Etal_2016 ]. Both tradeoffs imply that in order to properly obtain knowledge about the environment and actually achieve success in obtaining food leads to perceptual uncertainty and requires a fine balance between exploration and exploitation.</text:p>
      <text:p text:style-name="Text_20_body">In order to deal with such tradeoffs, animals establish two distinct behavioral modes: (a) local search and (b) relocation. Local search is predominantly informed by perceptual information, while the relocation behavior show signs of a stochastic process with Lévy-like distributions [@W7DBK8JN#Bazazi_Etal_2012]. While there has been discussion of Brownian-like random movements guiding local search, this is most likely an emergent property caused by frequent food encounters [@HJIF9SNA#DeJager_Etal_2014], so this shifts from a random relocation process to a perceptually guided local search, are in part result of an increased frequency of food encounters. Thus, the overall food-seeking strategy derives from a combination of random and perceptually informed movements [@KCAKLD2E#Balogh_Etal_2020].</text:p>
      <text:p text:style-name="Text_20_body">Given the limitation in perceptual abilities, uncertainty seems to be inescapable. Even when an experienced animal can integrate optimal foraging paths in non-stationary environments, random searches with distinct cycles of exploration/exploitation phases persist [@GNGBMVLA#Kembro_Etal_2019]. Furthermore, introducing stochasticity in food-seeking behavior improves success as it makes strategies more resilient to cognitive errors derived from perception [@YTHQBTQH#Campos_Etal_2020]. The persistence of strategies that permits the balance between exploitation, exploration, and relocation [@KU6TMHRT#Campos_Bartumeus_Méndez_2013], even when they are not technically needed [@77AMCAE4#Ryali_Reddy_Yu_2016] shows how relevant is uncertainty in the development of food-seeking behavior. In this section, we presented how stochastic properties of the environment lead to behavioral adaptations to deal with the resultant uncertainty by favoring strategies that favor the reduction of uncertainty [@QAN6C9AM#Peters_Mcewen_Friston_2017]. In the next section, we will examine models that consider the case of foraging in uncertain environments, which informs about the underlying processes in food-seeking behavior.</text:p>
      <text:h text:style-name="Heading_20_2" text:outline-level="2"><text:bookmark-start text:name="foraging-models-and-underlying-processes-in-food-seekings-behavior"/>Foraging models and underlying processes in food-seekings behavior<text:bookmark-end text:name="foraging-models-and-underlying-processes-in-food-seekings-behavior"/></text:h>
      <text:p text:style-name="First_20_paragraph">One of the way classical models such as [@ESYGCSLH#Charnov_1976] dealt with modeling foraging in uncertain environments was with the assumption of perfect knowledge. Animals should stay seeking food within a patch for as long the capture rate is above the capture rate of the environment [@ESYGCSLH#Charnov_1976], which implicitly assumes that somehow the animal is able to compute such capture rate. While such assumptions may sound unrealistic, there is some support for this as an experienced forager may learn and integrate information about the environment to closely approximate the perfect knowledge [@9X7Z6PMX#Marshall_Etal_2016].</text:p>
      <text:p text:style-name="Text_20_body">On the other hand, and in consequence of the previously exposed relation between foraging and uncertainty, a model presented here should account for such relation. First, the rules determining the results of the interaction between animal and environment are assumed to be unknown or only partially known due to the stochastic nature of the environment. Then, the animal may take any action <draw:frame draw:style-name="fr1" text:anchor-type="as-char"><draw:object xlink:href="Formula-0/" xlink:type="simple" xlink:show="embed" xlink:actuate="onLoad"/></draw:frame> within a set of possible actions <draw:frame draw:style-name="fr1" text:anchor-type="as-char"><draw:object xlink:href="Formula-2/" xlink:type="simple" xlink:show="embed" xlink:actuate="onLoad"/></draw:frame> for a particular state of the environment <draw:frame draw:style-name="fr1" text:anchor-type="as-char"><draw:object xlink:href="Formula-4/" xlink:type="simple" xlink:show="embed" xlink:actuate="onLoad"/></draw:frame>. Any action <draw:frame draw:style-name="fr1" text:anchor-type="as-char"><draw:object xlink:href="Formula-6/" xlink:type="simple" xlink:show="embed" xlink:actuate="onLoad"/></draw:frame> causes an stochastic transition from a state <draw:frame draw:style-name="fr1" text:anchor-type="as-char"><draw:object xlink:href="Formula-8/" xlink:type="simple" xlink:show="embed" xlink:actuate="onLoad"/></draw:frame> to another state <draw:frame draw:style-name="fr1" text:anchor-type="as-char"><draw:object xlink:href="Formula-10/" xlink:type="simple" xlink:show="embed" xlink:actuate="onLoad"/></draw:frame>. As such, the result of an interaction between animal and environment can be described by its value <draw:frame draw:style-name="fr1" text:anchor-type="as-char"><draw:object xlink:href="Formula-12/" xlink:type="simple" xlink:show="embed" xlink:actuate="onLoad"/></draw:frame>, which is a function of both action and current environment state <draw:frame draw:style-name="fr1" text:anchor-type="as-char"><draw:object xlink:href="Formula-14/" xlink:type="simple" xlink:show="embed" xlink:actuate="onLoad"/></draw:frame>. Such model of action, state, and value corresponds to a Markov decision process [@2BEHEM7X#Sutton_Barto_2018]. In this model, all environment dynamics are described by the probabilities <draw:frame draw:style-name="fr1" text:anchor-type="as-char"><draw:object xlink:href="Formula-16/" xlink:type="simple" xlink:show="embed" xlink:actuate="onLoad"/></draw:frame>, where <draw:frame draw:style-name="fr1" text:anchor-type="as-char"><draw:object xlink:href="Formula-18/" xlink:type="simple" xlink:show="embed" xlink:actuate="onLoad"/></draw:frame> is the obtained reward (interaction outcome), and such probabilities are defined for every pair of <draw:frame draw:style-name="fr1" text:anchor-type="as-char"><draw:object xlink:href="Formula-20/" xlink:type="simple" xlink:show="embed" xlink:actuate="onLoad"/></draw:frame> and <draw:frame draw:style-name="fr1" text:anchor-type="as-char"><draw:object xlink:href="Formula-22/" xlink:type="simple" xlink:show="embed" xlink:actuate="onLoad"/></draw:frame>. We could consider a Markov decision process to include the perceptual noise which we deemed inherent to food-seeking behavior by considering that states <draw:frame draw:style-name="fr1" text:anchor-type="as-char"><draw:object xlink:href="Formula-24/" xlink:type="simple" xlink:show="embed" xlink:actuate="onLoad"/></draw:frame> is paired with an observation <draw:frame draw:style-name="fr1" text:anchor-type="as-char"><draw:object xlink:href="Formula-26/" xlink:type="simple" xlink:show="embed" xlink:actuate="onLoad"/></draw:frame> made by the animal to infer state <draw:frame draw:style-name="fr1" text:anchor-type="as-char"><draw:object xlink:href="Formula-28/" xlink:type="simple" xlink:show="embed" xlink:actuate="onLoad"/></draw:frame>, because the state cannot be directly observed or there is some sensory noise. As such, animals consider environment states as the conditional probability of any particular observation given a state <draw:frame draw:style-name="fr1" text:anchor-type="as-char"><draw:object xlink:href="Formula-30/" xlink:type="simple" xlink:show="embed" xlink:actuate="onLoad"/></draw:frame>, giving a belief of the current state based on perceptual information [@W73P5HZ9#Ma_Jazayeri_2014].</text:p>
      <text:p text:style-name="Text_20_body">To model how an animal represents the value of a given option <draw:frame draw:style-name="fr1" text:anchor-type="as-char"><draw:object xlink:href="Formula-32/" xlink:type="simple" xlink:show="embed" xlink:actuate="onLoad"/></draw:frame> in a non-stationary environment, this value is a distribution over possible values that is updated every time an action <draw:frame draw:style-name="fr1" text:anchor-type="as-char"><draw:object xlink:href="Formula-34/" xlink:type="simple" xlink:show="embed" xlink:actuate="onLoad"/></draw:frame> is executed. For the simple case were rewards are obtained or not <draw:frame draw:style-name="fr1" text:anchor-type="as-char"><draw:object xlink:href="Formula-36/" xlink:type="simple" xlink:show="embed" xlink:actuate="onLoad"/></draw:frame> has a Bernoulli distribution <draw:frame draw:style-name="fr1" text:anchor-type="as-char"><draw:object xlink:href="Formula-38/" xlink:type="simple" xlink:show="embed" xlink:actuate="onLoad"/></draw:frame> and <draw:frame draw:style-name="fr1" text:anchor-type="as-char"><draw:object xlink:href="Formula-40/" xlink:type="simple" xlink:show="embed" xlink:actuate="onLoad"/></draw:frame>. Then, these probabilities can be modeled with the Beta distribution, which takes parameters <draw:frame draw:style-name="fr1" text:anchor-type="as-char"><draw:object xlink:href="Formula-42/" xlink:type="simple" xlink:show="embed" xlink:actuate="onLoad"/></draw:frame> and <draw:frame draw:style-name="fr1" text:anchor-type="as-char"><draw:object xlink:href="Formula-44/" xlink:type="simple" xlink:show="embed" xlink:actuate="onLoad"/></draw:frame>. With <draw:frame draw:style-name="fr1" text:anchor-type="as-char"><draw:object xlink:href="Formula-46/" xlink:type="simple" xlink:show="embed" xlink:actuate="onLoad"/></draw:frame> the Beta distributions produces a uniform distribution over <draw:frame draw:style-name="fr1" text:anchor-type="as-char"><draw:object xlink:href="Formula-48/" xlink:type="simple" xlink:show="embed" xlink:actuate="onLoad"/></draw:frame> successfully representing the uninformed prior probability for the rewards. To generate the posterior probability every time the reward process results in a reward, the parameter <draw:frame draw:style-name="fr1" text:anchor-type="as-char"><draw:object xlink:href="Formula-50/" xlink:type="simple" xlink:show="embed" xlink:actuate="onLoad"/></draw:frame> increases by 1. On the other hand, if no reward is obtained, the parameter <draw:frame draw:style-name="fr1" text:anchor-type="as-char"><draw:object xlink:href="Formula-52/" xlink:type="simple" xlink:show="embed" xlink:actuate="onLoad"/></draw:frame> increases by 1. Finally, the mean is defined as</text:p>
      <text:p text:style-name="Text_20_body"><draw:frame draw:style-name="fr2" text:anchor-type="paragraph"><draw:object xlink:href="Formula-54/" xlink:type="simple" xlink:show="embed" xlink:actuate="onLoad"/></draw:frame></text:p>
      <text:p text:style-name="Text_20_body">and its variance by</text:p>
      <text:p text:style-name="Text_20_body"><draw:frame draw:style-name="fr2" text:anchor-type="paragraph"><draw:object xlink:href="Formula-56/" xlink:type="simple" xlink:show="embed" xlink:actuate="onLoad"/></draw:frame></text:p>
      <text:p text:style-name="Text_20_body">With these simple statistical properties of the Beta distribution, we can represent uncertainty over the expected rewards for any given <draw:frame draw:style-name="fr1" text:anchor-type="as-char"><draw:object xlink:href="Formula-58/" xlink:type="simple" xlink:show="embed" xlink:actuate="onLoad"/></draw:frame> and <draw:frame draw:style-name="fr1" text:anchor-type="as-char"><draw:object xlink:href="Formula-60/" xlink:type="simple" xlink:show="embed" xlink:actuate="onLoad"/></draw:frame>. If the exploration is defined by the posterior, then it can be considered a Thompson sampling strategy [@ZZ9I6KCZ#Thompson_1933]. To select an action <draw:frame draw:style-name="fr1" text:anchor-type="as-char"><draw:object xlink:href="Formula-62/" xlink:type="simple" xlink:show="embed" xlink:actuate="onLoad"/></draw:frame> a posterior is built for every action and updated according to the previously stated rules, then for each posterior, a reward estimate <draw:frame draw:style-name="fr1" text:anchor-type="as-char"><draw:object xlink:href="Formula-64/" xlink:type="simple" xlink:show="embed" xlink:actuate="onLoad"/></draw:frame> is sampled greedily so the action selected is <draw:frame draw:style-name="fr1" text:anchor-type="as-char"><draw:object xlink:href="Formula-66/" xlink:type="simple" xlink:show="embed" xlink:actuate="onLoad"/></draw:frame> where <draw:frame draw:style-name="fr1" text:anchor-type="as-char"><draw:object xlink:href="Formula-68/" xlink:type="simple" xlink:show="embed" xlink:actuate="onLoad"/></draw:frame> is the set of possible actions within an environment [@WFYYPZ3N#Wang_Zhou_2020]. This processes must be performed for every state, limiting tractability by the the number of states. In general terms, a solution fo this is to consider the reward vector as a weighted average over past rewards, with a step-size parameter <draw:frame draw:style-name="fr1" text:anchor-type="as-char"><draw:object xlink:href="Formula-70/" xlink:type="simple" xlink:show="embed" xlink:actuate="onLoad"/></draw:frame>, the lower the value of this parameter more weight is given to recent rewards, on the other hand, if its closer to 1, then all the reward history is equally considered. More complex consideration of this problem include modeling non-stationarity as Poisson arrival process that modifies the means rewards [@2S4JPDRG#Ghatak_2020], bayesian approaches to modulate past observed rewards [@VPX6THEN#Raj_Kalyani_2017], and explicitly modeling environment volatility in a bayasian setup [@BHR2NAEI#Behrens_Etal_2007].</text:p>
      <text:p text:style-name="Text_20_body">While this general model can work in non-stationary environments, it doesn’t consider explicitly the belief of the current state based on the perceptual information received <draw:frame draw:style-name="fr1" text:anchor-type="as-char"><draw:object xlink:href="Formula-72/" xlink:type="simple" xlink:show="embed" xlink:actuate="onLoad"/></draw:frame>. For this addition, a probability for every <draw:frame draw:style-name="fr1" text:anchor-type="as-char"><draw:object xlink:href="Formula-74/" xlink:type="simple" xlink:show="embed" xlink:actuate="onLoad"/></draw:frame> by state is necessary, where <draw:frame draw:style-name="fr1" text:anchor-type="as-char"><draw:object xlink:href="Formula-76/" xlink:type="simple" xlink:show="embed" xlink:actuate="onLoad"/></draw:frame> is the set of all particular observations <draw:frame draw:style-name="fr1" text:anchor-type="as-char"><draw:object xlink:href="Formula-78/" xlink:type="simple" xlink:show="embed" xlink:actuate="onLoad"/></draw:frame>. To model state beliefs, the goal is to obtain the function that finally maps observations <draw:frame draw:style-name="fr1" text:anchor-type="as-char"><draw:object xlink:href="Formula-80/" xlink:type="simple" xlink:show="embed" xlink:actuate="onLoad"/></draw:frame> to action <draw:frame draw:style-name="fr1" text:anchor-type="as-char"><draw:object xlink:href="Formula-82/" xlink:type="simple" xlink:show="embed" xlink:actuate="onLoad"/></draw:frame> given an underlying model that relates states with observations, a hidden Markov model (HMM) represents this. HMM generates conditional probability distributions <draw:frame draw:style-name="fr1" text:anchor-type="as-char"><draw:object xlink:href="Formula-84/" xlink:type="simple" xlink:show="embed" xlink:actuate="onLoad"/></draw:frame> and bayesian, among other methods for obtaining such model given only actions and observation has been proposed [@B9YLCVG6#Funamizu_Etal_2012; @XBHNGIHT#Yoon_Lee_Hovakimyan_2018; @TBQJ5HNA#Piray_Daw_2020].</text:p>
      <text:p text:style-name="Text_20_body">In this section, we offered the elementary considerations for a model of food-seeking behavior in non-stationary environments with uncertainty over action outcomes due to perceptual limitations or noise. Thompson sampling was considered as the base for this due to its simplicity and elegance in modeling exploration/exploitation by computing uncertainty. The goal of these consideration was not to establish or to specify a complete model but to provide a framework relating uncertainty with the exploration/exploitation dilemma and perceptual limitations shown theoretically and empirically in the previous section.</text:p>
      <text:h text:style-name="Heading_20_2" text:outline-level="2"><text:bookmark-start text:name="computing-uncertainty"/>Computing uncertainty<text:bookmark-end text:name="computing-uncertainty"/></text:h>
      <text:p text:style-name="First_20_paragraph">Uncertainty arises from having more than one option, and that the motivation to opt for one of those options is somewhat distributed, and there is no one option that is always preferred. Considering that the probability of choosing any given option has a uniform distribution, then uncertainty increases proportionally with the number of options. Shannon entropy [@LUFF6VTC#Shannon_1948 ] formalizes this intuition</text:p>
      <text:p text:style-name="Text_20_body"><draw:frame draw:style-name="fr2" text:anchor-type="paragraph"><draw:object xlink:href="Formula-86/" xlink:type="simple" xlink:show="embed" xlink:actuate="onLoad"/></draw:frame></text:p>
      <text:p text:style-name="Text_20_body">So maximum entropy (one bit) is achieved when all the alternatives have the same probability, such as a coin flip. However, if the coin happens to have two heads, then Shannon entropy is 0.</text:p>
      <text:p text:style-name="Text_20_body">If we consider a simple environment with only one state <draw:frame draw:style-name="fr1" text:anchor-type="as-char"><draw:object xlink:href="Formula-88/" xlink:type="simple" xlink:show="embed" xlink:actuate="onLoad"/></draw:frame>, one action <draw:frame draw:style-name="fr1" text:anchor-type="as-char"><draw:object xlink:href="Formula-90/" xlink:type="simple" xlink:show="embed" xlink:actuate="onLoad"/></draw:frame> initiate a food-seeking bout, and only two possible outcomes food is found (<draw:frame draw:style-name="fr1" text:anchor-type="as-char"><draw:object xlink:href="Formula-92/" xlink:type="simple" xlink:show="embed" xlink:actuate="onLoad"/></draw:frame>) or not found (<draw:frame draw:style-name="fr1" text:anchor-type="as-char"><draw:object xlink:href="Formula-94/" xlink:type="simple" xlink:show="embed" xlink:actuate="onLoad"/></draw:frame>), then <draw:frame draw:style-name="fr1" text:anchor-type="as-char"><draw:object xlink:href="Formula-96/" xlink:type="simple" xlink:show="embed" xlink:actuate="onLoad"/></draw:frame>. If an animal performs multiple food-seeking bouts and non of them are successful <draw:frame draw:style-name="fr1" text:anchor-type="as-char"><draw:object xlink:href="Formula-98/" xlink:type="simple" xlink:show="embed" xlink:actuate="onLoad"/></draw:frame> the same is true if all are successful. However, if the probability of a successful food-seeking bout is 0.5, then entropy is maximized <draw:frame draw:style-name="fr1" text:anchor-type="as-char"><draw:object xlink:href="Formula-100/" xlink:type="simple" xlink:show="embed" xlink:actuate="onLoad"/></draw:frame>. Neural representation of entropy has been found in the middle cingulate cortex (MCC) for the particular implementation of encoding outcome entropy [@55XGJCH7#Goñi_Etal_2011; @DRJBKPPI#Gloy_Herrmann_Fehr_2020] so this computation seems to be biologically plausible. However, entropy is not available as sensory input must derive from actions and outcomes, which are dependent on the environment state. Previously, through Thompson sampling, we provided a way in that entropy could be encoded as variance in the posterior distribution. Nevertheless, a more direct way to compute entropy is possible through the prediction error.</text:p>
      <text:p text:style-name="Text_20_body">The classical model of Rescorla-Wagner [@LFYTIBBR#Rescorla_Etal_1972] modeled how animals could predict the reinforcing value of a given stimuli</text:p>
      <text:p text:style-name="Text_20_body"><draw:frame draw:style-name="fr2" text:anchor-type="paragraph"><draw:object xlink:href="Formula-102/" xlink:type="simple" xlink:show="embed" xlink:actuate="onLoad"/></draw:frame></text:p>
      <text:p text:style-name="Text_20_body">where the value representation of the stimuli <draw:frame draw:style-name="fr1" text:anchor-type="as-char"><draw:object xlink:href="Formula-104/" xlink:type="simple" xlink:show="embed" xlink:actuate="onLoad"/></draw:frame> is obtained by considering the previously estimated value $y_{t-1}, but weighted by a learning rate <draw:frame draw:style-name="fr1" text:anchor-type="as-char"><draw:object xlink:href="Formula-106/" xlink:type="simple" xlink:show="embed" xlink:actuate="onLoad"/></draw:frame> and a prediction error <draw:frame draw:style-name="fr1" text:anchor-type="as-char"><draw:object xlink:href="Formula-108/" xlink:type="simple" xlink:show="embed" xlink:actuate="onLoad"/></draw:frame>. <draw:frame draw:style-name="fr1" text:anchor-type="as-char"><draw:object xlink:href="Formula-110/" xlink:type="simple" xlink:show="embed" xlink:actuate="onLoad"/></draw:frame> is the simple difference between the expected reward and the actual reward <draw:frame draw:style-name="fr1" text:anchor-type="as-char"><draw:object xlink:href="Formula-112/" xlink:type="simple" xlink:show="embed" xlink:actuate="onLoad"/></draw:frame> where <draw:frame draw:style-name="fr1" text:anchor-type="as-char"><draw:object xlink:href="Formula-114/" xlink:type="simple" xlink:show="embed" xlink:actuate="onLoad"/></draw:frame> is the obtained reward, an extension to this has proposed by [@2BEHEM7X#Sutton_Barto_2018] where the prediction error consider an estimate of the rewards that give more weight to current rewards while still considering past rewards</text:p>
      <text:p text:style-name="Text_20_body"><draw:frame draw:style-name="fr2" text:anchor-type="paragraph"><draw:object xlink:href="Formula-116/" xlink:type="simple" xlink:show="embed" xlink:actuate="onLoad"/></draw:frame></text:p>
      <text:p text:style-name="Text_20_body"><draw:frame draw:style-name="fr1" text:anchor-type="as-char"><draw:object xlink:href="Formula-118/" xlink:type="simple" xlink:show="embed" xlink:actuate="onLoad"/></draw:frame> is a discount factor <draw:frame draw:style-name="fr1" text:anchor-type="as-char"><draw:object xlink:href="Formula-120/" xlink:type="simple" xlink:show="embed" xlink:actuate="onLoad"/></draw:frame> for all the history of rewards, and <draw:frame draw:style-name="fr1" text:anchor-type="as-char"><draw:object xlink:href="Formula-122/" xlink:type="simple" xlink:show="embed" xlink:actuate="onLoad"/></draw:frame> is a proxy for the true value of the reward. Finally, <draw:frame draw:style-name="fr1" text:anchor-type="as-char"><draw:object xlink:href="Formula-124/" xlink:type="simple" xlink:show="embed" xlink:actuate="onLoad"/></draw:frame> is the learning rate which effectively weights the reward prediction error <draw:frame draw:style-name="fr1" text:anchor-type="as-char"><draw:object xlink:href="Formula-126/" xlink:type="simple" xlink:show="embed" xlink:actuate="onLoad"/></draw:frame> so to make small updates <draw:frame draw:style-name="fr1" text:anchor-type="as-char"><draw:object xlink:href="Formula-128/" xlink:type="simple" xlink:show="embed" xlink:actuate="onLoad"/></draw:frame> or rather large ones <draw:frame draw:style-name="fr1" text:anchor-type="as-char"><draw:object xlink:href="Formula-130/" xlink:type="simple" xlink:show="embed" xlink:actuate="onLoad"/></draw:frame>.</text:p>
      <text:p text:style-name="Text_20_body">The simple model presented allows deriving a prediction error based on experience and the learning rate can be set lower to simulate unexpected uncertainty or higher to simulate expected uncertainty. However, <draw:frame draw:style-name="fr1" text:anchor-type="as-char"><draw:object xlink:href="Formula-132/" xlink:type="simple" xlink:show="embed" xlink:actuate="onLoad"/></draw:frame> in such model is a hyperparameter, thus not derived from experience. @NZFTTQJZ#Pearce_Hall_1980 model proposes that <draw:frame draw:style-name="fr1" text:anchor-type="as-char"><draw:object xlink:href="Formula-134/" xlink:type="simple" xlink:show="embed" xlink:actuate="onLoad"/></draw:frame> can be controlled by the prediction error magnitude <draw:frame draw:style-name="fr1" text:anchor-type="as-char"><draw:object xlink:href="Formula-136/" xlink:type="simple" xlink:show="embed" xlink:actuate="onLoad"/></draw:frame> so</text:p>
      <text:p text:style-name="Text_20_body"><draw:frame draw:style-name="fr2" text:anchor-type="paragraph"><draw:object xlink:href="Formula-138/" xlink:type="simple" xlink:show="embed" xlink:actuate="onLoad"/></draw:frame></text:p>
      <text:p text:style-name="Text_20_body">Higher entropy on reward outcomes increases the minimal error probability [@7JBVDKC8#Feder_Merhav_1994], thus increasing <draw:frame draw:style-name="fr1" text:anchor-type="as-char"><draw:object xlink:href="Formula-140/" xlink:type="simple" xlink:show="embed" xlink:actuate="onLoad"/></draw:frame>, and consequently <draw:frame draw:style-name="fr1" text:anchor-type="as-char"><draw:object xlink:href="Formula-142/" xlink:type="simple" xlink:show="embed" xlink:actuate="onLoad"/></draw:frame>. The behavioral result is that the animal should increase learning for options with the uncertain outcome by directing its attention [@BVC98GTV#Diederen_Fletcher_2021].</text:p>
      <text:p text:style-name="Text_20_body">Dopamine (DA) encodes prediction error [@8C97FJFI#Nasser_Etal_2017; @AR2TQB84#Fiorillo_2003; @5BR3FL7N#Fiorillo_2011; @IV9MZSXR#Lak_Stauffer_Schultz_2014; @HLCSQTJB#Glimcher_2011; @4YU7F96V#Khaw_Glimcher_Louie_2017; @34HNDDL4#Gershman_Uchida_2019], more specifically, DA phasic median activity encodes reward probability as positive linear relationship for the conditioned stimulus, and as a negative linear relationship for the unconditioned stimulus [@AR2TQB84#Fiorillo_2003]. Effectively encoding the prediction of the unconditioned stimulus, and the surprise for the unconditioned stimulus, if a reward has a low probability obtaining it should be ‘surprising’. Moreover, the change is sustained activation encodes rewards probability analogous to entropy, that is, displaying a peak of activity at probability 0.5 [@AR2TQB84#Fiorillo_2003 Moreover, the change in sustained activation encodes rewards probability analogous to entropy, that is, displaying a peak of activity at a probability of 0.5 [@AR2TQB84#Fiorillo_2003]. Hippocampal activity has been shown to reflect Shannon entropy and adaptation predicted by prediction error minimization [@7PXFUSRW#Schiffer_Etal_2012], similar activity is also present on the striatum [@6FBLSRK9#DenOuden_Etal_2010], substantia nigra [@6IGYU34R#Zaghloul_Etal_2009], and ventral tegmental area [@XHH632AS#Iordanova_Etal_2021]. Moreover, DA activity fits the classical reinforcement models as ventral tegmental DA support cue-reward learning, the modifications of previous cue-reward associations [@LSWYXCBD#Steinberg_Etal_2013; @8FIHXB6G#Chakroun_Etal_2020], and capable of dealing with exploration/exploitation via tonic and phasic signaling, respectively [@TN6NBEH8#Beeler_Etal_2010].</text:p>
      <text:p text:style-name="Text_20_body">There is substantial evidence that DA neurons, specifically in the VTA, serve the functional role of computing reward prediction errors [@NLDHLRVN#WatabeUchida_Eshel_Uchida_2017 ], by weighing inputs from multiple brain areas, most remarkably the lateral hypothalamus, dorsal and ventral the striatum, ventral pallidum, and subthalamic nucleus [@SFZIJKFP#Tian_Etal_2016]. However, acetylcholine (ACh) and norepinephrine (NA) associated with expected and unexpected uncertainty, respectively [@4BJ2B6KB#Yu_Dayan_2005], which are mainly produced in the basal forebrain [@D8EGNYCV#Sturgill_Etal_2020] and locus coeruleus (LC) [@TA5KB3TF#Sales_Etal_2019; @LEWESIS6#AstonJones_Cohen_2005]. ACh antagonism has been shown to increase the response sensitivity to expected uncertainty within a task [@9X7Z6PMX#Marshall_Etal_2016], providing evidence that ACh represents expected uncertainty. On the other hand, NA for new contingencies. On the other hand, LC tonic activity represents unexpected uncertainty [@9Z525EYW#PayzanLenestour_Etal_2013; @LEWESIS6#AstonJones_Cohen_2005].</text:p>
      <text:p text:style-name="Text_20_body">In this section, we presented simple computational models that consider uncertainty by using the information provided by the reward prediction error, which is an extremely simple computation that is likely to be implemented by DA activity in the VTA, with additional modulation by ACh and NA possibly controlling the sensitivity of DA to expected and unexpected uncertainty. In In the following two sections, we will show empirical evidence on how food-access uncertainty increases food-seeking behavior, and propose orexin as a potential mediator of uncertainty-driven foraging.</text:p>
      <text:h text:style-name="Heading_20_2" text:outline-level="2"><text:bookmark-start text:name="an-adaptive-strategy-in-modern-times"/>An adaptive strategy in modern times<text:bookmark-end text:name="an-adaptive-strategy-in-modern-times"/></text:h>
      <text:p text:style-name="First_20_paragraph">Natural environments are limited in food resources, and food-seeking behavior results from an adaptation to such environments. If the characteristic property is scarcity, then animals should approach cues with the highest associative strength to actual food resources, this approach [@B8QZIGEN#Montague_Dayan_Sejnowski_1996] suggests that prediction error signal if the current state is better or worse than expected, so animals should prefer options with the highest expected value [@8Q6QHXGB#Kacelnik_Bateson_1996]. However, uncertainty in food delivery increases lever pressing and reduces the time latency to approach lever [@S8CHV5KG#Anselme_Robinson_Berridge_2013]. Creating intermittent access to high-fat diets generates binge-eating behavior [@QN55S25U#Hess_Etal_2019; @CTAFJAZ3#King_Etal_2016; @MBZJPLN3#Lardeux_Kim_Nicola_2013], increases reinforcement value upon withdrawal [@BDVQLHQZ#Mcgee_Etal_2010] and operant behavior without withdrawal [@8KGR8TT6#Wojnicki_Babbs_Corwin_2013; @DQHTA2QH#Wojnicki_Stine_Corwin_2007; @WPLVSADN#Wojnicki_Etal_2015], psychomotor behavior [@GIDJCJMP#Hardaway_Etal_2016], DA and Ach release [@23K7IPBA#Rada_Avena_Hoebel_2005]. Mainly because of logistic reasons intermittent access is provided at the same time of days (in most cases), and that allows animals to accurately predict the arrival of food, although with some inconsistencies within animals [@KUXWM8W5#Luby_Etal_2012]. However, the behavioral effects, except anticipatory behavior, are common if intermittent access is completely random or given at certain times of the day [@VY8ZEZB6#MuñozEscobar_GuerreroVargas_Escobar_2019].</text:p>
      <text:p text:style-name="Text_20_body">Intermittent feeding schedules, and in general uncertainty of food-access disrupts eating patterns. Food-seeking behavior is increased to avoid starvation when a food shortage is predicted, and as previously noted, this derives in increasing exploration, amount of foraging bouts, and time expended in foraging [@G83L8BXA#Harris_Chapman_Monfort_2010]. This could be translated to the concept of food insecurity, which defines the perception of how secure food access is [@WZS8BTVL#Dhurandhar_2016], which is positively correlated with positive energy balance [@WZS8BTVL#Dhurandhar_2016], increasing preference for high-fat alternative [@EER2TNCJ#Nettle_Andrews_Bateson_2017], which corresponds to the food of cheap access in developed countries where this effect is more pronounced [@4LJKTR3N#Moradi_Etal_2019] in females [@2N6SBNMK#Dinour_Bergen_Yeh_2007; @VDHUFYYV#Nettle_Bateson_2019]. The strategy responsible for overweight in food-insecure individuals are to overeat fats and carbohydrates in periods of high food availability [@2ZRH7IWR#Stinson_Etal_2018].</text:p>
      <text:p text:style-name="Text_20_body">In modern urban environments, high-fat food is of easy access, coupled with a food-seeking behavior which seeks to maximize energetic gain, when food shortage is predicted due to food-access uncertainty, can create overweight in the population because the mechanism is adapted to low resource environments, however, in developed countries, caloric density is extremely high, so increasing food-seeking behavior results in excessive caloric intake. In the following section, we present orexin as a potential mediator of uncertainty-driven foraging because of its pivotal role in both reactive and predictive homeostatic control [@52DV95LU#Burdakov_2020], and motivated behavior [@2X7SNKS3#Tyree_Borniger_DeLecea_2018].</text:p>
      <text:h text:style-name="Heading_20_2" text:outline-level="2"><text:bookmark-start text:name="orexin-as-a-potential-mediator-of-uncertainty-drive-foraging"/>Orexin as a potential mediator of uncertainty-drive foraging<text:bookmark-end text:name="orexin-as-a-potential-mediator-of-uncertainty-drive-foraging"/></text:h>
      <text:p text:style-name="First_20_paragraph">Animals respond to the environment by seeking to preserve certain physiological parameters within a normal range, this homeostatic process is highly adaptive and can generate transient changes [@7BNMJXRJ#Davies_2016]. The hypothalamus comes as a relevant structure in the homeostatic process by being capable of controlling arousal levels [@3ZQDGXXZ#Adamantidis_Carter_DeLecea_2010; @HQFDMJJ8#Kosse_Burdakov_2014], motivation for food intake [@6FUPLHIJ#Castro_Berridge_2017], receiving internal status information of fat deposits via leptin signaling [@RWABER6F#Pandit_Beerens_Adan_2017; @DHNLNHHI#Meister_2000], and gastrointestinal status via ghrelin [@NRWCYJCX#Müller_Etal_2015; @W3IUQNUY#Toshinai_Etal_2003]. Together, this functionality takes the hypothalamus to a pivotal role in the homeostasis process, specifically relating to controlling food intake.</text:p>
      <text:p text:style-name="Text_20_body">Orexin or hypocretin is a neuropeptide with few neurons producing it most of them located within the lateral hypothalamus and perifornical area, but with large projections throughout the brain [@EFWJQ65B#Chowdhury_Etal_2019]. Its functions range from regulating sleep/wakefulness states [@AR3R5QLP#Chemelli_Etal_1999] and energetic balance [@KPIHYUYF#Yamanaka_Etal_2003]. Thus lateral hypothalamus orexin neurons are in a well-suited spot to control foraging-related behaviors. Orexin activity promotes locomotor activity but is rapidly inhibited upon contact with food [@7GXEINLY#González_Etal_2016], activity increases upon sucrose predictive cues [@PIJIVQER#Hassani_Etal_2016], and in certain subpopulation, the increased spontaneous physical activity is directed towards food sources [@Y4UZKQ5V#Zink_Etal_2018]. Thus, orexin-related activity can be interpreted as food procuring [@Y4UZKQ5V#Zink_Etal_2018], further support for this interpretation come from orexin increasing olfactory activity [@X9STRHXX#PrudHomme_Etal_2009], enhancing visual attention [@7ZXMSXYC#Zajo_Fadel_Burk_2016], impairment of spatial working memory in orexin knockout mice [@Z2G6BP2E#Dang_Etal_2018], among others that have been classified as foraging-related behavior by @LBGV5NJ5#Barson_2020.</text:p>
      <text:p text:style-name="Text_20_body">Orexin role in food-seeking behavior is not sufficient to suggest its role in uncertainty-driven food-seeking behavior, however its connectivity to VTA, LC and basal forebrain [@PQWIJHAP#Siegel_2004], which corresponds to inputs into DA, Ach and NE activity, respectively, might hint at orexin role in promoting food-seeking behavior for prediction-error derived uncertainty, expected and unexpected uncertainty. VTA projects glutamatergic inputs into the nucleus accumbens shell, specifically into parvalbumin GABAergic interneurons, activation of such neurons results in inhibited medium spiny neurons activity into the lateral hypothalamus [@IUF535G9#Qi_Etal_2016], these connections are known to be inhibitory [@TIF7X9CT#O’Connor_Etal_2015; @M2RERH96#PerezLeighton_Etal_2017], and input inhibition increases lateral hypothalamus activity [@VD2436JM#Stratford_Kelley_1999; @ZCDTXFJI#Gutierrez_Etal_2011]. Furthermore, as we mentioned in previous sections DA activity in VTA is related to environmental uncertainty, which could increase lateral hypothalamus activity through dopaminergic inputs to the supramammilary nucleus [@4SMCFQII#Plaisier_Hume_Menzies_2020], and indirect action by orexin derived increased firing in VTA that further inhibit nucleus accumbens shell. This could result in a net increase in food-seeking behavior via uncertainty augmented activity in the VTA.</text:p>
      <text:p text:style-name="Text_20_body">Orexin signal depolarizes LC increasing its firing [@A5ZYWRZW#Hagan_Etal_1999], which can promote task disengagement [@KA4Y29AG#Kane_Etal_2017], alter network representation of tasks [@GFA24ABK#Grella_Etal_2019], and update world models [@TA5KB3TF#Sales_Etal_2019], likely via promotion of exploratory behavior related to tonic firing [@LEWESIS6#AstonJones_Cohen_2005]. These data support the integration of orexin with unexpected uncertainty and exploration. Orexin also, synapse on cholinergic neurons in the basal forebrain, promoting acetylcholine release, which also creates excitatory influence on orexin neurons, generating a positive feedback circuit [@A93676U3#Sakurai_Etal_2005]. Cholinergic basal forebrain activity encodes valence-free prediction error [@D8EGNYCV#Sturgill_Etal_2020], so DA and Ach could generate similar uncertainty-drive excitation of orexin neurons. However, Ach activity might be related to reducing the effects of prediction error in learning by signaling a smaller variance [@S3YZPJJI#Puigbò_Etal_2020; @4BJ2B6KB#Yu_Dayan_2005] similar to expected uncertainty signaling.</text:p>
      <text:p text:style-name="Text_20_body">In this section, we provided a plausible circuit where orexin activity acts as a hub relating, prediction error, unexpected uncertainty, and expected uncertainty. This puts orexin as a candidate neuropeptide for dealing with uncertainty-driven food-seeking behavior as it can both integrate environmental and internal status information, and promote locomotor activity to procure food. We derived this function taking theoretical and empirical finding from foraging theory, computational models of reinforcement learning and literature on homeostatic control of food intake, allowing us to propose a functional role for orexin situated in the proper evolutionary and environmental co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
    <dc:description/>
    <dc:subject/>
    <meta:keyword/>
    <meta:initial-creator/>
    <dc:creator/>
    <meta:creation-date>2021-05-17T05:21:32Z</meta:creation-date>
    <dc:date>2021-05-17T05:21:32Z</dc:date>
  </office:meta>
</office:document-meta>
</file>

<file path=Formula-0/content.xml><?xml version="1.0" encoding="utf-8"?>
<math xmlns="http://www.w3.org/1998/Math/MathML" display="inline">
  <mi>a</mi>
</math>
</file>

<file path=Formula-10/content.xml><?xml version="1.0" encoding="utf-8"?>
<math xmlns="http://www.w3.org/1998/Math/MathML" display="inline">
  <mrow>
    <mi>s</mi>
    <mi>′</mi>
  </mrow>
</math>
</file>

<file path=Formula-100/content.xml><?xml version="1.0" encoding="utf-8"?>
<math xmlns="http://www.w3.org/1998/Math/MathML" display="inline">
  <mrow>
    <mi>H</mi>
    <mo>=</mo>
    <mn>1</mn>
  </mrow>
</math>
</file>

<file path=Formula-102/content.xml><?xml version="1.0" encoding="utf-8"?>
<math xmlns="http://www.w3.org/1998/Math/MathML" display="block">
  <mrow>
    <msub>
      <mi>y</mi>
      <mi>t</mi>
    </msub>
    <mo>=</mo>
    <msub>
      <mi>y</mi>
      <mrow>
        <mi>t</mi>
        <mo>−</mo>
        <mn>1</mn>
      </mrow>
    </msub>
    <mo>+</mo>
    <mi>α</mi>
    <msub>
      <mi>δ</mi>
      <mi>n</mi>
    </msub>
  </mrow>
</math>
</file>

<file path=Formula-104/content.xml><?xml version="1.0" encoding="utf-8"?>
<math xmlns="http://www.w3.org/1998/Math/MathML" display="inline">
  <mi>y</mi>
</math>
</file>

<file path=Formula-106/content.xml><?xml version="1.0" encoding="utf-8"?>
<math xmlns="http://www.w3.org/1998/Math/MathML" display="inline">
  <mi>α</mi>
</math>
</file>

<file path=Formula-108/content.xml><?xml version="1.0" encoding="utf-8"?>
<math xmlns="http://www.w3.org/1998/Math/MathML" display="inline">
  <mi>δ</mi>
</math>
</file>

<file path=Formula-110/content.xml><?xml version="1.0" encoding="utf-8"?>
<math xmlns="http://www.w3.org/1998/Math/MathML" display="inline">
  <mrow>
    <mi>d</mi>
    <mi>e</mi>
    <mi>l</mi>
    <mi>t</mi>
    <mi>a</mi>
  </mrow>
</math>
</file>

<file path=Formula-112/content.xml><?xml version="1.0" encoding="utf-8"?>
<math xmlns="http://www.w3.org/1998/Math/MathML" display="inline">
  <mrow>
    <msub>
      <mi>δ</mi>
      <mi>n</mi>
    </msub>
    <mo>=</mo>
    <msub>
      <mi>r</mi>
      <mi>t</mi>
    </msub>
    <mo>−</mo>
    <msub>
      <mi>y</mi>
      <mi>t</mi>
    </msub>
  </mrow>
</math>
</file>

<file path=Formula-114/content.xml><?xml version="1.0" encoding="utf-8"?>
<math xmlns="http://www.w3.org/1998/Math/MathML" display="inline">
  <msub>
    <mi>r</mi>
    <mi>t</mi>
  </msub>
</math>
</file>

<file path=Formula-116/content.xml><?xml version="1.0" encoding="utf-8"?>
<math xmlns="http://www.w3.org/1998/Math/MathML" display="block">
  <mrow>
    <msub>
      <mi>δ</mi>
      <mi>n</mi>
    </msub>
    <mo>=</mo>
    <mi>R</mi>
    <mi>t</mi>
    <mo>+</mo>
    <mi>γ</mi>
    <mover>
      <msub>
        <mi>V</mi>
        <mrow>
          <mi>n</mi>
          <mo>+</mo>
          <mn>1</mn>
        </mrow>
      </msub>
      <mo accent="true">̂</mo>
    </mover>
    <mo>−</mo>
    <mover>
      <msub>
        <mi>V</mi>
        <mi>n</mi>
      </msub>
      <mo accent="true">̂</mo>
    </mover>
  </mrow>
</math>
</file>

<file path=Formula-118/content.xml><?xml version="1.0" encoding="utf-8"?>
<math xmlns="http://www.w3.org/1998/Math/MathML" display="inline">
  <mi>γ</mi>
</math>
</file>

<file path=Formula-12/content.xml><?xml version="1.0" encoding="utf-8"?>
<math xmlns="http://www.w3.org/1998/Math/MathML" display="inline">
  <mi>q</mi>
</math>
</file>

<file path=Formula-120/content.xml><?xml version="1.0" encoding="utf-8"?>
<math xmlns="http://www.w3.org/1998/Math/MathML" display="inline">
  <mrow>
    <mn>0</mn>
    <mo>&lt;</mo>
    <mo>=</mo>
    <mi>γ</mi>
    <mo>&lt;</mo>
    <mn>1</mn>
  </mrow>
</math>
</file>

<file path=Formula-122/content.xml><?xml version="1.0" encoding="utf-8"?>
<math xmlns="http://www.w3.org/1998/Math/MathML" display="inline">
  <mover>
    <mi>V</mi>
    <mo accent="true">̂</mo>
  </mover>
</math>
</file>

<file path=Formula-124/content.xml><?xml version="1.0" encoding="utf-8"?>
<math xmlns="http://www.w3.org/1998/Math/MathML" display="inline">
  <mrow>
    <mi>α</mi>
    <mo>:</mo>
    <mrow>
      <mo stretchy="true" form="prefix">[</mo>
      <mn>0</mn>
      <mo>,</mo>
      <mn>1</mn>
      <mo stretchy="true" form="postfix">]</mo>
    </mrow>
  </mrow>
</math>
</file>

<file path=Formula-126/content.xml><?xml version="1.0" encoding="utf-8"?>
<math xmlns="http://www.w3.org/1998/Math/MathML" display="inline">
  <mi>δ</mi>
</math>
</file>

<file path=Formula-128/content.xml><?xml version="1.0" encoding="utf-8"?>
<math xmlns="http://www.w3.org/1998/Math/MathML" display="inline">
  <mrow>
    <mi>α</mi>
    <mo>≈</mo>
    <mn>0</mn>
  </mrow>
</math>
</file>

<file path=Formula-130/content.xml><?xml version="1.0" encoding="utf-8"?>
<math xmlns="http://www.w3.org/1998/Math/MathML" display="inline">
  <mrow>
    <mi>α</mi>
    <mo>≈</mo>
    <mn>1</mn>
  </mrow>
</math>
</file>

<file path=Formula-132/content.xml><?xml version="1.0" encoding="utf-8"?>
<math xmlns="http://www.w3.org/1998/Math/MathML" display="inline">
  <mi>α</mi>
</math>
</file>

<file path=Formula-134/content.xml><?xml version="1.0" encoding="utf-8"?>
<math xmlns="http://www.w3.org/1998/Math/MathML" display="inline">
  <mi>α</mi>
</math>
</file>

<file path=Formula-136/content.xml><?xml version="1.0" encoding="utf-8"?>
<math xmlns="http://www.w3.org/1998/Math/MathML" display="inline">
  <mrow>
    <mo stretchy="false" form="prefix">|</mo>
    <mi>δ</mi>
  </mrow>
</math>
</file>

<file path=Formula-138/content.xml><?xml version="1.0" encoding="utf-8"?>
<math xmlns="http://www.w3.org/1998/Math/MathML" display="block">
  <mrow>
    <mi>α</mi>
    <mo>=</mo>
    <mi>γ</mi>
    <mrow>
      <mo stretchy="true" form="prefix">|</mo>
      <msub>
        <mi>δ</mi>
        <mrow>
          <mi>n</mi>
          <mo>−</mo>
          <mi>q</mi>
        </mrow>
      </msub>
      <mo stretchy="true" form="postfix">|</mo>
    </mrow>
    <mo>+</mo>
    <mrow>
      <mo stretchy="true" form="prefix">(</mo>
      <mn>1</mn>
      <mo>−</mo>
      <mi>γ</mi>
      <mo stretchy="true" form="postfix">)</mo>
    </mrow>
    <msub>
      <mi>α</mi>
      <mrow>
        <mi>n</mi>
        <mo>−</mo>
        <mn>1</mn>
      </mrow>
    </msub>
  </mrow>
</math>
</file>

<file path=Formula-14/content.xml><?xml version="1.0" encoding="utf-8"?>
<math xmlns="http://www.w3.org/1998/Math/MathML" display="inline">
  <mrow>
    <mi>q</mi>
    <mrow>
      <mo stretchy="true" form="prefix">(</mo>
      <mi>s</mi>
      <mo>,</mo>
      <mi>a</mi>
      <mo stretchy="true" form="postfix">)</mo>
    </mrow>
  </mrow>
</math>
</file>

<file path=Formula-140/content.xml><?xml version="1.0" encoding="utf-8"?>
<math xmlns="http://www.w3.org/1998/Math/MathML" display="inline">
  <mrow>
    <mo stretchy="true" form="prefix">|</mo>
    <mi>δ</mi>
    <mo stretchy="true" form="postfix">|</mo>
  </mrow>
</math>
</file>

<file path=Formula-142/content.xml><?xml version="1.0" encoding="utf-8"?>
<math xmlns="http://www.w3.org/1998/Math/MathML" display="inline">
  <mi>α</mi>
</math>
</file>

<file path=Formula-16/content.xml><?xml version="1.0" encoding="utf-8"?>
<math xmlns="http://www.w3.org/1998/Math/MathML" display="inline">
  <mrow>
    <mi>p</mi>
    <mrow>
      <mo stretchy="true" form="prefix">(</mo>
      <mi>s</mi>
      <mi>′</mi>
      <mo>,</mo>
      <mi>r</mi>
      <mo stretchy="false" form="prefix">|</mo>
      <mi>s</mi>
      <mo>,</mo>
      <mi>a</mi>
      <mo stretchy="true" form="postfix">)</mo>
    </mrow>
  </mrow>
</math>
</file>

<file path=Formula-18/content.xml><?xml version="1.0" encoding="utf-8"?>
<math xmlns="http://www.w3.org/1998/Math/MathML" display="inline">
  <mi>r</mi>
</math>
</file>

<file path=Formula-2/content.xml><?xml version="1.0" encoding="utf-8"?>
<math xmlns="http://www.w3.org/1998/Math/MathML" display="inline">
  <mrow>
    <mi>a</mi>
    <mo>∈</mo>
    <mi>A</mi>
  </mrow>
</math>
</file>

<file path=Formula-20/content.xml><?xml version="1.0" encoding="utf-8"?>
<math xmlns="http://www.w3.org/1998/Math/MathML" display="inline">
  <mi>a</mi>
</math>
</file>

<file path=Formula-22/content.xml><?xml version="1.0" encoding="utf-8"?>
<math xmlns="http://www.w3.org/1998/Math/MathML" display="inline">
  <mi>s</mi>
</math>
</file>

<file path=Formula-24/content.xml><?xml version="1.0" encoding="utf-8"?>
<math xmlns="http://www.w3.org/1998/Math/MathML" display="inline">
  <mi>s</mi>
</math>
</file>

<file path=Formula-26/content.xml><?xml version="1.0" encoding="utf-8"?>
<math xmlns="http://www.w3.org/1998/Math/MathML" display="inline">
  <mi>o</mi>
</math>
</file>

<file path=Formula-28/content.xml><?xml version="1.0" encoding="utf-8"?>
<math xmlns="http://www.w3.org/1998/Math/MathML" display="inline">
  <mi>s</mi>
</math>
</file>

<file path=Formula-30/content.xml><?xml version="1.0" encoding="utf-8"?>
<math xmlns="http://www.w3.org/1998/Math/MathML" display="inline">
  <mrow>
    <mi>p</mi>
    <mrow>
      <mo stretchy="true" form="prefix">(</mo>
      <mi>o</mi>
      <mo stretchy="false" form="prefix">|</mo>
      <mi>s</mi>
      <mo stretchy="true" form="postfix">)</mo>
    </mrow>
  </mrow>
</math>
</file>

<file path=Formula-32/content.xml><?xml version="1.0" encoding="utf-8"?>
<math xmlns="http://www.w3.org/1998/Math/MathML" display="inline">
  <mrow>
    <mi>q</mi>
    <mrow>
      <mo stretchy="true" form="prefix">(</mo>
      <mi>s</mi>
      <mo>,</mo>
      <mi>a</mi>
      <mo stretchy="true" form="postfix">)</mo>
    </mrow>
  </mrow>
</math>
</file>

<file path=Formula-34/content.xml><?xml version="1.0" encoding="utf-8"?>
<math xmlns="http://www.w3.org/1998/Math/MathML" display="inline">
  <mi>a</mi>
</math>
</file>

<file path=Formula-36/content.xml><?xml version="1.0" encoding="utf-8"?>
<math xmlns="http://www.w3.org/1998/Math/MathML" display="inline">
  <mrow>
    <mi>q</mi>
    <mrow>
      <mo stretchy="true" form="prefix">(</mo>
      <mi>s</mi>
      <mo>,</mo>
      <mi>a</mi>
      <mo stretchy="true" form="postfix">)</mo>
    </mrow>
  </mrow>
</math>
</file>

<file path=Formula-38/content.xml><?xml version="1.0" encoding="utf-8"?>
<math xmlns="http://www.w3.org/1998/Math/MathML" display="inline">
  <mrow>
    <mi>p</mi>
    <mrow>
      <mo stretchy="true" form="prefix">(</mo>
      <mi>X</mi>
      <mo>=</mo>
      <mi>r</mi>
      <mi>e</mi>
      <mi>w</mi>
      <mi>a</mi>
      <mi>r</mi>
      <mi>d</mi>
      <mo stretchy="true" form="postfix">)</mo>
    </mrow>
    <mo>=</mo>
    <mi>a</mi>
  </mrow>
</math>
</file>

<file path=Formula-4/content.xml><?xml version="1.0" encoding="utf-8"?>
<math xmlns="http://www.w3.org/1998/Math/MathML" display="inline">
  <mi>s</mi>
</math>
</file>

<file path=Formula-40/content.xml><?xml version="1.0" encoding="utf-8"?>
<math xmlns="http://www.w3.org/1998/Math/MathML" display="inline">
  <mrow>
    <mo stretchy="true" form="prefix">(</mo>
    <mi>p</mi>
    <mrow>
      <mo stretchy="true" form="prefix">(</mo>
      <mi>X</mi>
      <mo>=</mo>
      <mi>n</mi>
      <mi>o</mi>
      <mi>r</mi>
      <mi>e</mi>
      <mi>w</mi>
      <mi>a</mi>
      <mi>r</mi>
      <mi>d</mi>
      <mo stretchy="true" form="postfix">)</mo>
    </mrow>
    <mo>=</mo>
    <mn>1</mn>
    <mo>−</mo>
    <mi>a</mi>
    <mo stretchy="true" form="postfix">)</mo>
  </mrow>
</math>
</file>

<file path=Formula-42/content.xml><?xml version="1.0" encoding="utf-8"?>
<math xmlns="http://www.w3.org/1998/Math/MathML" display="inline">
  <mi>α</mi>
</math>
</file>

<file path=Formula-44/content.xml><?xml version="1.0" encoding="utf-8"?>
<math xmlns="http://www.w3.org/1998/Math/MathML" display="inline">
  <mi>β</mi>
</math>
</file>

<file path=Formula-46/content.xml><?xml version="1.0" encoding="utf-8"?>
<math xmlns="http://www.w3.org/1998/Math/MathML" display="inline">
  <mrow>
    <mi>α</mi>
    <mo>=</mo>
    <mn>1</mn>
    <mo>,</mo>
    <mi>β</mi>
    <mo>=</mo>
    <mn>1</mn>
  </mrow>
</math>
</file>

<file path=Formula-48/content.xml><?xml version="1.0" encoding="utf-8"?>
<math xmlns="http://www.w3.org/1998/Math/MathML" display="inline">
  <mrow>
    <mo stretchy="true" form="prefix">[</mo>
    <mn>0</mn>
    <mo>,</mo>
    <mn>1</mn>
    <mo stretchy="true" form="postfix">]</mo>
  </mrow>
</math>
</file>

<file path=Formula-50/content.xml><?xml version="1.0" encoding="utf-8"?>
<math xmlns="http://www.w3.org/1998/Math/MathML" display="inline">
  <mi>α</mi>
</math>
</file>

<file path=Formula-52/content.xml><?xml version="1.0" encoding="utf-8"?>
<math xmlns="http://www.w3.org/1998/Math/MathML" display="inline">
  <mi>β</mi>
</math>
</file>

<file path=Formula-54/content.xml><?xml version="1.0" encoding="utf-8"?>
<math xmlns="http://www.w3.org/1998/Math/MathML" display="block">
  <mfrac>
    <mi>α</mi>
    <mrow>
      <mi>α</mi>
      <mo>+</mo>
      <mi>β</mi>
    </mrow>
  </mfrac>
</math>
</file>

<file path=Formula-56/content.xml><?xml version="1.0" encoding="utf-8"?>
<math xmlns="http://www.w3.org/1998/Math/MathML" display="block">
  <mfrac>
    <mrow>
      <mi>α</mi>
      <mi>β</mi>
    </mrow>
    <mrow>
      <msup>
        <mrow>
          <mo stretchy="true" form="prefix">(</mo>
          <mi>α</mi>
          <mo>+</mo>
          <mi>β</mi>
          <mo stretchy="true" form="postfix">)</mo>
        </mrow>
        <mn>2</mn>
      </msup>
      <mrow>
        <mo stretchy="true" form="prefix">(</mo>
        <mi>α</mi>
        <mo>+</mo>
        <mi>β</mi>
        <mo>+</mo>
        <mn>1</mn>
        <mo stretchy="true" form="postfix">)</mo>
      </mrow>
    </mrow>
  </mfrac>
</math>
</file>

<file path=Formula-58/content.xml><?xml version="1.0" encoding="utf-8"?>
<math xmlns="http://www.w3.org/1998/Math/MathML" display="inline">
  <mi>a</mi>
</math>
</file>

<file path=Formula-6/content.xml><?xml version="1.0" encoding="utf-8"?>
<math xmlns="http://www.w3.org/1998/Math/MathML" display="inline">
  <mi>a</mi>
</math>
</file>

<file path=Formula-60/content.xml><?xml version="1.0" encoding="utf-8"?>
<math xmlns="http://www.w3.org/1998/Math/MathML" display="inline">
  <mi>s</mi>
</math>
</file>

<file path=Formula-62/content.xml><?xml version="1.0" encoding="utf-8"?>
<math xmlns="http://www.w3.org/1998/Math/MathML" display="inline">
  <mi>a</mi>
</math>
</file>

<file path=Formula-64/content.xml><?xml version="1.0" encoding="utf-8"?>
<math xmlns="http://www.w3.org/1998/Math/MathML" display="inline">
  <mover>
    <mi>r</mi>
    <mo accent="true">̂</mo>
  </mover>
</math>
</file>

<file path=Formula-66/content.xml><?xml version="1.0" encoding="utf-8"?>
<math xmlns="http://www.w3.org/1998/Math/MathML" display="inline">
  <mrow>
    <mi>a</mi>
    <mo>=</mo>
    <mi>a</mi>
    <mi>r</mi>
    <mi>g</mi>
    <mi>m</mi>
    <mi>a</mi>
    <msub>
      <mi>x</mi>
      <mrow>
        <mi>a</mi>
        <mo>∈</mo>
        <mi>A</mi>
      </mrow>
    </msub>
    <mover>
      <mi>r</mi>
      <mo accent="true">̂</mo>
    </mover>
    <mrow>
      <mo stretchy="true" form="prefix">(</mo>
      <mi>a</mi>
      <mo stretchy="true" form="postfix">)</mo>
    </mrow>
  </mrow>
</math>
</file>

<file path=Formula-68/content.xml><?xml version="1.0" encoding="utf-8"?>
<math xmlns="http://www.w3.org/1998/Math/MathML" display="inline">
  <mi>A</mi>
</math>
</file>

<file path=Formula-70/content.xml><?xml version="1.0" encoding="utf-8"?>
<math xmlns="http://www.w3.org/1998/Math/MathML" display="inline">
  <mrow>
    <mo stretchy="false" form="prefix">(</mo>
    <mrow>
      <mo stretchy="true" form="prefix">(</mo>
      <mn>0</mn>
      <mo>,</mo>
      <mn>1</mn>
      <mo stretchy="false" form="postfix">]</mo>
      <mo stretchy="true" form="postfix">)</mo>
    </mrow>
  </mrow>
</math>
</file>

<file path=Formula-72/content.xml><?xml version="1.0" encoding="utf-8"?>
<math xmlns="http://www.w3.org/1998/Math/MathML" display="inline">
  <mrow>
    <mi>p</mi>
    <mrow>
      <mo stretchy="true" form="prefix">(</mo>
      <mi>o</mi>
      <mo stretchy="false" form="prefix">|</mo>
      <mi>s</mi>
      <mo stretchy="true" form="postfix">)</mo>
    </mrow>
  </mrow>
</math>
</file>

<file path=Formula-74/content.xml><?xml version="1.0" encoding="utf-8"?>
<math xmlns="http://www.w3.org/1998/Math/MathML" display="inline">
  <mrow>
    <mi>o</mi>
    <mo>∈</mo>
    <mi>O</mi>
  </mrow>
</math>
</file>

<file path=Formula-76/content.xml><?xml version="1.0" encoding="utf-8"?>
<math xmlns="http://www.w3.org/1998/Math/MathML" display="inline">
  <mi>O</mi>
</math>
</file>

<file path=Formula-78/content.xml><?xml version="1.0" encoding="utf-8"?>
<math xmlns="http://www.w3.org/1998/Math/MathML" display="inline">
  <mi>o</mi>
</math>
</file>

<file path=Formula-8/content.xml><?xml version="1.0" encoding="utf-8"?>
<math xmlns="http://www.w3.org/1998/Math/MathML" display="inline">
  <mi>s</mi>
</math>
</file>

<file path=Formula-80/content.xml><?xml version="1.0" encoding="utf-8"?>
<math xmlns="http://www.w3.org/1998/Math/MathML" display="inline">
  <mi>o</mi>
</math>
</file>

<file path=Formula-82/content.xml><?xml version="1.0" encoding="utf-8"?>
<math xmlns="http://www.w3.org/1998/Math/MathML" display="inline">
  <mi>a</mi>
</math>
</file>

<file path=Formula-84/content.xml><?xml version="1.0" encoding="utf-8"?>
<math xmlns="http://www.w3.org/1998/Math/MathML" display="inline">
  <mrow>
    <mi>p</mi>
    <mrow>
      <mo stretchy="true" form="prefix">(</mo>
      <mi>o</mi>
      <mo stretchy="false" form="prefix">|</mo>
      <mi>s</mi>
      <mo stretchy="true" form="postfix">)</mo>
    </mrow>
  </mrow>
</math>
</file>

<file path=Formula-86/content.xml><?xml version="1.0" encoding="utf-8"?>
<math xmlns="http://www.w3.org/1998/Math/MathML" display="block">
  <mrow>
    <mi>H</mi>
    <mo>=</mo>
    <mo>−</mo>
    <munderover>
      <mo>∑</mo>
      <mrow>
        <mi>i</mi>
        <mo>=</mo>
        <mn>1</mn>
      </mrow>
      <mi>n</mi>
    </munderover>
    <msub>
      <mi>p</mi>
      <mi>i</mi>
    </msub>
    <mi>l</mi>
    <mi>o</mi>
    <msub>
      <mi>g</mi>
      <mn>2</mn>
    </msub>
    <msub>
      <mi>p</mi>
      <mi>i</mi>
    </msub>
  </mrow>
</math>
</file>

<file path=Formula-88/content.xml><?xml version="1.0" encoding="utf-8"?>
<math xmlns="http://www.w3.org/1998/Math/MathML" display="inline">
  <mi>s</mi>
</math>
</file>

<file path=Formula-90/content.xml><?xml version="1.0" encoding="utf-8"?>
<math xmlns="http://www.w3.org/1998/Math/MathML" display="inline">
  <mi>a</mi>
</math>
</file>

<file path=Formula-92/content.xml><?xml version="1.0" encoding="utf-8"?>
<math xmlns="http://www.w3.org/1998/Math/MathML" display="inline">
  <mi>p</mi>
</math>
</file>

<file path=Formula-94/content.xml><?xml version="1.0" encoding="utf-8"?>
<math xmlns="http://www.w3.org/1998/Math/MathML" display="inline">
  <mrow>
    <mi>q</mi>
    <mo>=</mo>
    <mn>1</mn>
    <mo>−</mo>
    <mi>p</mi>
  </mrow>
</math>
</file>

<file path=Formula-96/content.xml><?xml version="1.0" encoding="utf-8"?>
<math xmlns="http://www.w3.org/1998/Math/MathML" display="inline">
  <mrow>
    <mi>H</mi>
    <mo>=</mo>
    <mo>−</mo>
    <mrow>
      <mo stretchy="true" form="prefix">(</mo>
      <mi>p</mi>
      <mi>l</mi>
      <mi>o</mi>
      <msub>
        <mi>g</mi>
        <mn>2</mn>
      </msub>
      <mi>p</mi>
      <mo>+</mo>
      <mi>q</mi>
      <mi>l</mi>
      <mi>o</mi>
      <mi>g</mi>
      <mn>2</mn>
      <mi>q</mi>
      <mo stretchy="true" form="postfix">)</mo>
    </mrow>
  </mrow>
</math>
</file>

<file path=Formula-98/content.xml><?xml version="1.0" encoding="utf-8"?>
<math xmlns="http://www.w3.org/1998/Math/MathML" display="inline">
  <mrow>
    <mi>H</mi>
    <mo>=</mo>
    <mn>0</mn>
  </mrow>
</math>
</file>